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3cm" fo:margin-left="0.228cm" table:align="left"/>
    </style:style>
    <style:style style:name="表格1.A" style:family="table-column">
      <style:table-column-properties style:column-width="0.928cm"/>
    </style:style>
    <style:style style:name="表格1.B" style:family="table-column">
      <style:table-column-properties style:column-width="0.64cm"/>
    </style:style>
    <style:style style:name="表格1.C" style:family="table-column">
      <style:table-column-properties style:column-width="0.831cm"/>
    </style:style>
    <style:style style:name="表格1.D" style:family="table-column">
      <style:table-column-properties style:column-width="0.829cm"/>
    </style:style>
    <style:style style:name="表格1.E" style:family="table-column">
      <style:table-column-properties style:column-width="0.617cm"/>
    </style:style>
    <style:style style:name="表格1.F" style:family="table-column">
      <style:table-column-properties style:column-width="8.414cm"/>
    </style:style>
    <style:style style:name="表格1.G" style:family="table-column">
      <style:table-column-properties style:column-width="0.538cm"/>
    </style:style>
    <style:style style:name="表格1.H" style:family="table-column">
      <style:table-column-properties style:column-width="0.965cm"/>
    </style:style>
    <style:style style:name="表格1.I" style:family="table-column">
      <style:table-column-properties style:column-width="3.521cm"/>
    </style:style>
    <style:style style:name="表格1.1" style:family="table-row">
      <style:table-row-properties style:min-row-height="0.96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none" fo:border-top="1pt solid #000000" fo:border-bottom="0.75pt solid #000000" style:writing-mode="lr-tb"/>
    </style:style>
    <style:style style:name="表格1.C1" style:family="table-cell">
      <style:table-cell-properties fo:padding="0cm" fo:border-left="none" fo:border-right="none" fo:border-top="1pt solid #000000" fo:border-bottom="0.75pt solid #000000" style:writing-mode="lr-tb"/>
    </style:style>
    <style:style style:name="表格1.E1" style:family="table-cell">
      <style:table-cell-properties fo:padding="0cm" fo:border-left="none" fo:border-right="0.75pt solid #000000" fo:border-top="1pt solid #000000" fo:border-bottom="0.75pt solid #000000" style:writing-mode="lr-tb"/>
    </style:style>
    <style:style style:name="表格1.F1" style:family="table-cell">
      <style:table-cell-properties style:vertical-align="middle" fo:padding="0cm" fo:border-left="0.75pt solid #000000" fo:border-right="0.5pt solid #000000" fo:border-top="1pt solid #000000" fo:border-bottom="0.75pt solid #000000" style:writing-mode="lr-tb"/>
    </style:style>
    <style:style style:name="表格1.G1" style:family="table-cell">
      <style:table-cell-properties style:vertical-align="middle" fo:padding="0cm" fo:border-left="0.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54cm" style:use-optimal-row-height="false"/>
    </style:style>
    <style:style style:name="表格1.B2" style:family="table-cell">
      <style:table-cell-properties fo:padding="0cm" fo:border="0.75pt solid #000000" style:writing-mode="lr-tb"/>
    </style:style>
    <style:style style:name="表格1.F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0.75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5" style:family="table-row">
      <style:table-row-properties style:min-row-height="1.039cm" style:use-optimal-row-height="false"/>
    </style:style>
    <style:style style:name="表格1.A5" style:family="table-cell">
      <style:table-cell-properties fo:padding="0cm" fo:border-left="1pt solid #000000" fo:border-right="0.75pt solid #000000" fo:border-top="0.75pt solid #000000" fo:border-bottom="0.75pt solid #000000" style:writing-mode="tb-rl"/>
    </style:style>
    <style:style style:name="表格1.B5" style:family="table-cell">
      <style:table-cell-properties fo:padding="0cm" fo:border="0.75pt solid #000000" style:writing-mode="lr-tb"/>
    </style:style>
    <style:style style:name="表格1.6" style:family="table-row">
      <style:table-row-properties style:min-row-height="1.265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B6" style:family="table-cell">
      <style:table-cell-properties fo:padding="0cm" fo:border="0.75pt solid #000000" style:writing-mode="lr-tb"/>
    </style:style>
    <style:style style:name="表格1.7" style:family="table-row">
      <style:table-row-properties style:min-row-height="1.15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078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0.942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B9" style:family="table-cell">
      <style:table-cell-properties fo:padding="0cm" fo:border="0.75pt solid #000000" style:writing-mode="lr-tb"/>
    </style:style>
    <style:style style:name="表格1.10" style:family="table-row">
      <style:table-row-properties style:min-row-height="0.93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B12" style:family="table-cell">
      <style:table-cell-properties fo:padding="0cm" fo:border="0.75pt solid #000000" style:writing-mode="lr-tb"/>
    </style:style>
    <style:style style:name="表格1.13" style:family="table-row">
      <style:table-row-properties style:min-row-height="1.302cm" style:use-optimal-row-height="false"/>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14" style:family="table-row">
      <style:table-row-properties style:min-row-height="1.903cm" style:use-optimal-row-height="false"/>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F14" style:family="table-cell">
      <style:table-cell-properties fo:padding="0cm" fo:border="0.75pt solid #000000" style:writing-mode="lr-tb"/>
    </style:style>
    <style:style style:name="表格1.H14" style:family="table-cell">
      <style:table-cell-properties fo:padding="0cm" fo:border-left="0.75pt solid #000000" fo:border-right="1pt solid #000000" fo:border-top="0.75pt solid #000000" fo:border-bottom="0.75pt solid #000000" style:writing-mode="lr-tb"/>
    </style:style>
    <style:style style:name="表格1.15" style:family="table-row">
      <style:table-row-properties style:min-row-height="1.217cm" style:use-optimal-row-height="false"/>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F15" style:family="table-cell">
      <style:table-cell-properties fo:padding="0cm" fo:border="0.75pt solid #000000" style:writing-mode="lr-tb"/>
    </style:style>
    <style:style style:name="表格1.H15" style:family="table-cell">
      <style:table-cell-properties fo:padding="0cm" fo:border-left="0.75pt solid #000000" fo:border-right="1pt solid #000000" fo:border-top="0.75pt solid #000000" fo:border-bottom="0.75pt solid #000000" style:writing-mode="lr-tb"/>
    </style:style>
    <style:style style:name="表格1.16" style:family="table-row">
      <style:table-row-properties style:min-row-height="0.71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F16" style:family="table-cell">
      <style:table-cell-properties fo:padding="0cm" fo:border="0.75pt solid #000000" style:writing-mode="lr-tb"/>
    </style:style>
    <style:style style:name="表格1.H16" style:family="table-cell">
      <style:table-cell-properties fo:padding="0cm" fo:border-left="0.75pt solid #000000" fo:border-right="1pt solid #000000" fo:border-top="0.75pt solid #000000" fo:border-bottom="0.75pt solid #000000" style:writing-mode="lr-tb"/>
    </style:style>
    <style:style style:name="表格1.17" style:family="table-row">
      <style:table-row-properties style:min-row-height="0.718cm" style:use-optimal-row-height="false"/>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F17" style:family="table-cell">
      <style:table-cell-properties fo:padding="0cm" fo:border="0.75pt solid #000000" style:writing-mode="lr-tb"/>
    </style:style>
    <style:style style:name="表格1.H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0.721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F18" style:family="table-cell">
      <style:table-cell-properties fo:padding="0cm" fo:border="0.75pt solid #000000" style:writing-mode="lr-tb"/>
    </style:style>
    <style:style style:name="表格1.H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F19" style:family="table-cell">
      <style:table-cell-properties fo:padding="0cm" fo:border="0.75pt solid #000000" style:writing-mode="lr-tb"/>
    </style:style>
    <style:style style:name="表格1.H19" style:family="table-cell">
      <style:table-cell-properties fo:padding="0cm" fo:border-left="0.75pt solid #000000" fo:border-right="1pt solid #000000" fo:border-top="0.75pt solid #000000" fo:border-bottom="0.75pt solid #000000" style:writing-mode="lr-tb"/>
    </style:style>
    <style:style style:name="表格1.20" style:family="table-row">
      <style:table-row-properties style:min-row-height="0.736cm" style:use-optimal-row-height="false"/>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F20" style:family="table-cell">
      <style:table-cell-properties fo:padding="0cm" fo:border="0.75pt solid #000000" style:writing-mode="lr-tb"/>
    </style:style>
    <style:style style:name="表格1.H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0.739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F21" style:family="table-cell">
      <style:table-cell-properties fo:padding="0cm" fo:border="0.75pt solid #000000" style:writing-mode="lr-tb"/>
    </style:style>
    <style:style style:name="表格1.H21" style:family="table-cell">
      <style:table-cell-properties fo:padding="0cm" fo:border-left="0.75pt solid #000000" fo:border-right="1pt solid #000000" fo:border-top="0.75pt solid #000000" fo:border-bottom="0.75pt solid #000000" style:writing-mode="lr-tb"/>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F22" style:family="table-cell">
      <style:table-cell-properties fo:padding="0cm" fo:border="0.75pt solid #000000" style:writing-mode="lr-tb"/>
    </style:style>
    <style:style style:name="表格1.H22" style:family="table-cell">
      <style:table-cell-properties fo:padding="0cm" fo:border-left="0.75pt solid #000000" fo:border-right="1pt solid #000000" fo:border-top="0.75pt solid #000000" fo:border-bottom="0.75pt solid #000000" style:writing-mode="lr-tb"/>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F23" style:family="table-cell">
      <style:table-cell-properties fo:padding="0cm" fo:border="0.75pt solid #000000" style:writing-mode="lr-tb"/>
    </style:style>
    <style:style style:name="表格1.H23"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7.272cm" fo:margin-left="0.228cm" style:page-number="auto" table:align="left"/>
    </style:style>
    <style:style style:name="表格2.A" style:family="table-column">
      <style:table-column-properties style:column-width="3.84cm"/>
    </style:style>
    <style:style style:name="表格2.B" style:family="table-column">
      <style:table-column-properties style:column-width="11.494cm"/>
    </style:style>
    <style:style style:name="表格2.C" style:family="table-column">
      <style:table-column-properties style:column-width="1.939cm"/>
    </style:style>
    <style:style style:name="表格2.1" style:family="table-row">
      <style:table-row-properties style:min-row-height="1.341cm" style:use-optimal-row-height="false"/>
    </style:style>
    <style:style style:name="表格2.A1" style:family="table-cell">
      <style:table-cell-properties fo:padding="0cm" fo:border-left="1pt solid #000000" fo:border-right="0.75pt solid #000000" fo:border-top="0.75pt solid #000000" fo:border-bottom="0.75pt solid #000000" style:writing-mode="lr-tb"/>
    </style:style>
    <style:style style:name="表格2.B1" style:family="table-cell">
      <style:table-cell-properties fo:padding="0cm" fo:border="0.75pt solid #000000" style:writing-mode="lr-tb"/>
    </style:style>
    <style:style style:name="表格2.C1" style:family="table-cell">
      <style:table-cell-properties fo:padding="0cm" fo:border-left="0.75pt solid #000000" fo:border-right="1pt solid #000000" fo:border-top="0.75pt solid #000000" fo:border-bottom="0.75pt solid #000000" style:writing-mode="lr-tb"/>
    </style:style>
    <style:style style:name="表格2.2" style:family="table-row">
      <style:table-row-properties style:min-row-height="0.739cm" style:use-optimal-row-height="false"/>
    </style:style>
    <style:style style:name="表格2.3" style:family="table-row">
      <style:table-row-properties style:min-row-height="0.736cm" style:use-optimal-row-height="false"/>
    </style:style>
    <style:style style:name="表格2.4" style:family="table-row">
      <style:table-row-properties style:min-row-height="4.066cm" style:use-optimal-row-height="false"/>
    </style:style>
    <style:style style:name="表格2.A4" style:family="table-cell">
      <style:table-cell-properties fo:padding="0cm" fo:border-left="1pt solid #000000" fo:border-right="1pt solid #000000" fo:border-top="0.75pt solid #000000" fo:border-bottom="0.75pt solid #000000" style:writing-mode="lr-tb"/>
    </style:style>
    <style:style style:name="表格2.5" style:family="table-row">
      <style:table-row-properties style:min-row-height="4.062cm" style:use-optimal-row-height="false"/>
    </style:style>
    <style:style style:name="表格2.6" style:family="table-row">
      <style:table-row-properties style:min-row-height="3.796cm" style:use-optimal-row-height="false"/>
    </style:style>
    <style:style style:name="表格2.A6"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46cm" fo:margin-right="0cm" fo:margin-top="0.319cm" fo:margin-bottom="0cm" style:contextual-spacing="false" fo:text-indent="0cm" style:auto-text-indent="false" style:punctuation-wrap="simple">
        <style:tab-stops/>
      </style:paragraph-properties>
    </style:style>
    <style:style style:name="P4" style:family="paragraph" style:parent-style-name="Table_20_Paragraph">
      <style:paragraph-properties fo:margin-left="0.046cm" fo:margin-right="0cm" fo:margin-top="0.065cm" fo:margin-bottom="0cm" style:contextual-spacing="false" fo:text-indent="0cm" style:auto-text-indent="false" style:punctuation-wrap="simple">
        <style:tab-stops/>
      </style:paragraph-properties>
    </style:style>
    <style:style style:name="P5" style:family="paragraph" style:parent-style-name="Table_20_Paragraph">
      <style:paragraph-properties fo:margin-left="0.046cm" fo:margin-right="0cm" fo:margin-top="0.071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6cm" fo:margin-right="0cm" fo:margin-top="0.079cm" fo:margin-bottom="0cm" style:contextual-spacing="false" fo:text-indent="0cm" style:auto-text-indent="false" style:punctuation-wrap="simple">
        <style:tab-stops/>
      </style:paragraph-properties>
    </style:style>
    <style:style style:name="P7" style:family="paragraph" style:parent-style-name="Table_20_Paragraph">
      <style:paragraph-properties fo:margin-left="0.046cm" fo:margin-right="0cm" fo:margin-top="0.064cm" fo:margin-bottom="0cm" style:contextual-spacing="false" fo:text-indent="0cm" style:auto-text-indent="false" fo:break-before="page" style:punctuation-wrap="simple">
        <style:tab-stops/>
      </style:paragraph-properties>
    </style:style>
    <style:style style:name="P8" style:family="paragraph" style:parent-style-name="Table_20_Paragraph">
      <style:paragraph-properties fo:margin-left="0.046cm" fo:margin-right="0cm" fo:margin-top="0.097cm" fo:margin-bottom="0cm" style:contextual-spacing="false" fo:text-indent="0cm" style:auto-text-indent="false" style:punctuation-wrap="simple">
        <style:tab-stops/>
      </style:paragraph-properties>
    </style:style>
    <style:style style:name="P9" style:family="paragraph" style:parent-style-name="本文">
      <style:paragraph-properties fo:margin-left="1.236cm" fo:margin-right="0cm" fo:margin-top="0.3cm" fo:margin-bottom="0cm" style:contextual-spacing="false" fo:text-indent="0cm" style:auto-text-indent="false" style:punctuation-wrap="simple">
        <style:tab-stops/>
      </style:paragraph-properties>
    </style:style>
    <style:style style:name="P10" style:family="paragraph" style:parent-style-name="本文">
      <style:paragraph-properties fo:margin-left="1.236cm" fo:margin-right="0cm" fo:margin-top="0.295cm" fo:margin-bottom="0cm" style:contextual-spacing="false" fo:text-indent="0cm" style:auto-text-indent="false" style:punctuation-wrap="simple">
        <style:tab-stops/>
      </style:paragraph-properties>
    </style:style>
    <style:style style:name="P11" style:family="paragraph" style:parent-style-name="本文">
      <style:paragraph-properties fo:margin-left="1.236cm" fo:margin-right="0cm" fo:margin-top="0.296cm" fo:margin-bottom="0cm" style:contextual-spacing="false" fo:text-indent="0cm" style:auto-text-indent="false" style:punctuation-wrap="simple">
        <style:tab-stops/>
      </style:paragraph-properties>
    </style:style>
    <style:style style:name="P12" style:family="paragraph" style:parent-style-name="本文">
      <style:paragraph-properties fo:margin-left="0cm" fo:margin-right="2.498cm" fo:margin-top="0.284cm" fo:margin-bottom="0cm" style:contextual-spacing="false" fo:text-align="end" style:justify-single-word="false" fo:text-indent="0cm" style:auto-text-indent="false" style:punctuation-wrap="simple">
        <style:tab-stops>
          <style:tab-stop style:position="2.538cm"/>
          <style:tab-stop style:position="3.385cm"/>
        </style:tab-stops>
      </style:paragraph-properties>
      <style:text-properties fo:font-size="12pt" style:font-size-asian="12pt" style:font-size-complex="12pt"/>
    </style:style>
    <style:style style:name="P13"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14" style:family="paragraph" style:parent-style-name="本文">
      <style:paragraph-properties fo:margin-left="1.258cm" fo:margin-right="2.198cm" fo:margin-top="0.332cm" fo:margin-bottom="0cm" style:contextual-spacing="false" fo:line-height="92%" fo:text-indent="-0.716cm" style:auto-text-indent="false" style:punctuation-wrap="simple">
        <style:tab-stops/>
      </style:paragraph-properties>
      <style:text-properties fo:font-size="11pt" fo:letter-spacing="-0.048cm" style:font-size-asian="11pt" style:font-size-complex="11pt"/>
    </style:style>
    <style:style style:name="P15" style:family="paragraph" style:parent-style-name="Table_20_Paragraph">
      <style:paragraph-properties fo:margin-left="0.032cm" fo:margin-right="-0.026cm" fo:margin-top="0.228cm" fo:margin-bottom="0cm" style:contextual-spacing="false" fo:line-height="77%" fo:text-indent="0cm" style:auto-text-indent="false" style:punctuation-wrap="simple">
        <style:tab-stops>
          <style:tab-stop style:position="0.829cm"/>
          <style:tab-stop style:position="1.66cm"/>
          <style:tab-stop style:position="2.485cm"/>
        </style:tab-stops>
      </style:paragraph-properties>
    </style:style>
    <style:style style:name="P16" style:family="paragraph" style:parent-style-name="Table_20_Paragraph">
      <style:paragraph-properties fo:margin-left="0.032cm" fo:margin-right="-0.026cm" fo:margin-top="0.249cm" fo:margin-bottom="0cm" style:contextual-spacing="false" fo:text-indent="0cm" style:auto-text-indent="false" style:punctuation-wrap="simple">
        <style:tab-stops>
          <style:tab-stop style:position="2.485cm"/>
        </style:tab-stops>
      </style:paragraph-properties>
    </style:style>
    <style:style style:name="P17" style:family="paragraph" style:parent-style-name="Table_20_Paragraph">
      <style:paragraph-properties fo:margin-left="0.049cm" fo:margin-right="-0.026cm" fo:margin-top="0.185cm" fo:margin-bottom="0cm" style:contextual-spacing="false" fo:text-indent="0cm" style:auto-text-indent="false" style:punctuation-wrap="simple">
        <style:tab-stops>
          <style:tab-stop style:position="2.468cm"/>
        </style:tab-stops>
      </style:paragraph-properties>
    </style:style>
    <style:style style:name="P18" style:family="paragraph" style:parent-style-name="本文">
      <style:paragraph-properties fo:margin-top="0.009cm" fo:margin-bottom="0cm" style:contextual-spacing="false" style:punctuation-wrap="simple"/>
      <style:text-properties fo:font-size="4.5pt" style:font-size-asian="4.5pt" style:font-size-complex="4.5pt"/>
    </style:style>
    <style:style style:name="P19" style:family="paragraph" style:parent-style-name="本文">
      <style:paragraph-properties fo:margin-left="1.258cm" fo:margin-right="2.193cm" fo:margin-top="0.326cm" fo:margin-bottom="0cm" style:contextual-spacing="false" fo:line-height="92%" fo:text-indent="-0.716cm" style:auto-text-indent="false" style:punctuation-wrap="simple">
        <style:tab-stops/>
      </style:paragraph-properties>
    </style:style>
    <style:style style:name="P20" style:family="paragraph" style:parent-style-name="Table_20_Paragraph">
      <style:paragraph-properties fo:margin-left="0.044cm" fo:margin-right="0cm" fo:margin-top="0.131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046cm" fo:margin-right="0cm" fo:line-height="0.492cm"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Standard">
      <style:paragraph-properties fo:margin-left="0.046cm" fo:margin-right="0cm" fo:line-height="0.492cm"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style:punctuation-wrap="simple"/>
      <style:text-properties style:font-name="標楷體" fo:font-size="11pt" officeooo:paragraph-rsid="004badcd" style:font-name-asian="標楷體" style:font-size-asian="11pt" style:font-name-complex="Times New Roman" style:font-size-complex="11pt"/>
    </style:style>
    <style:style style:name="P25" style:family="paragraph" style:parent-style-name="Table_20_Paragraph">
      <style:paragraph-properties style:punctuation-wrap="simple"/>
      <style:text-properties style:font-name="標楷體" fo:font-size="11pt" officeooo:paragraph-rsid="004f75ea" style:font-name-asian="標楷體" style:font-size-asian="11pt" style:font-name-complex="Times New Roman" style:font-size-complex="11pt"/>
    </style:style>
    <style:style style:name="P26"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 fo:font-size="11pt" style:letter-kerning="false" style:font-name-asian="標楷體" style:font-size-asian="11pt" style:font-name-complex="標楷體" style:font-size-complex="11pt"/>
    </style:style>
    <style:style style:name="P27" style:family="paragraph" style:parent-style-name="Heading_20_2" style:master-page-name="MP0">
      <style:paragraph-properties fo:margin-left="2.803cm" fo:margin-right="0cm" fo:margin-top="0.018cm" fo:margin-bottom="0cm" style:contextual-spacing="false" fo:text-indent="0cm" style:auto-text-indent="false" style:page-number="auto" fo:break-before="page" style:punctuation-wrap="simple">
        <style:tab-stops/>
      </style:paragraph-properties>
    </style:style>
    <style:style style:name="P28" style:family="paragraph" style:parent-style-name="Heading_20_2">
      <style:paragraph-properties fo:margin-left="0cm" fo:margin-right="0cm" fo:margin-top="0.018cm" fo:margin-bottom="0cm" style:contextual-spacing="false" fo:text-indent="0cm" style:auto-text-indent="false" style:punctuation-wrap="simple">
        <style:tab-stops/>
      </style:paragraph-properties>
      <style:text-properties fo:font-size="10pt" style:font-size-asian="10pt" style:font-size-complex="10pt"/>
    </style:style>
    <style:style style:name="P29" style:family="paragraph" style:parent-style-name="Standard">
      <style:text-properties style:font-name="標楷體" style:font-name-asian="標楷體"/>
    </style:style>
    <style:style style:name="P30" style:family="paragraph" style:parent-style-name="Table_20_Paragraph">
      <style:paragraph-properties fo:margin-left="0.711cm" fo:margin-right="0cm" fo:margin-top="0.04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032cm" fo:margin-right="0cm" fo:margin-top="0.19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fo:margin-left="1.393cm" fo:margin-right="0cm" fo:margin-top="0.04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3" style:family="paragraph" style:parent-style-name="Table_20_Paragraph">
      <style:paragraph-properties fo:margin-left="0.028cm" fo:margin-right="0cm"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cm" fo:margin-right="0.201cm" fo:margin-top="0.198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35" style:family="paragraph" style:parent-style-name="Table_20_Paragraph">
      <style:paragraph-properties fo:margin-left="0cm" fo:margin-right="-0.026cm" fo:margin-top="0.198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36" style:family="paragraph" style:parent-style-name="Table_20_Paragraph">
      <style:paragraph-properties fo:margin-left="1.127cm" fo:margin-right="1.139cm" fo:margin-top="0.04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39" style:family="paragraph" style:parent-style-name="Table_20_Paragraph">
      <style:paragraph-properties style:punctuation-wrap="simple"/>
      <style:text-properties style:font-name="標楷體" fo:font-size="11pt" officeooo:paragraph-rsid="0033dbf0" style:font-name-asian="標楷體" style:font-size-asian="11pt" style:font-name-complex="Times New Roman" style:font-size-complex="11pt"/>
    </style:style>
    <style:style style:name="P40"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41" style:family="paragraph" style:parent-style-name="Table_20_Paragraph">
      <style:paragraph-properties style:punctuation-wrap="simple"/>
      <style:text-properties style:font-name="標楷體" fo:font-size="11pt" officeooo:paragraph-rsid="00413fd7" style:font-name-asian="標楷體" style:font-size-asian="11pt" style:font-name-complex="Times New Roman" style:font-size-complex="11pt"/>
    </style:style>
    <style:style style:name="P42" style:family="paragraph" style:parent-style-name="Table_20_Paragraph">
      <style:paragraph-properties fo:margin-left="0.032cm" fo:margin-right="-0.026cm" fo:margin-top="0.198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3" style:family="paragraph" style:parent-style-name="Table_20_Paragraph">
      <style:paragraph-properties fo:margin-left="0.032cm" fo:margin-right="-0.026cm" fo:margin-top="0.189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4" style:family="paragraph" style:parent-style-name="Table_20_Paragraph">
      <style:paragraph-properties fo:margin-left="0.032cm" fo:margin-right="-0.026cm" fo:margin-top="0.185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5" style:family="paragraph" style:parent-style-name="Table_20_Paragraph">
      <style:paragraph-properties fo:margin-left="0.032cm" fo:margin-right="-0.026cm" fo:margin-top="0.24cm" fo:margin-bottom="0cm" style:contextual-spacing="false" fo:text-indent="0cm" style:auto-text-indent="false" style:punctuation-wrap="simple">
        <style:tab-stops/>
      </style:paragraph-properties>
      <style:text-properties style:font-name="標楷體" fo:font-size="11pt" fo:letter-spacing="0.014cm" style:font-name-asian="標楷體" style:font-size-asian="11pt" style:font-size-complex="11pt"/>
    </style:style>
    <style:style style:name="P46" style:family="paragraph" style:parent-style-name="Table_20_Paragraph">
      <style:paragraph-properties fo:margin-left="0.032cm" fo:margin-right="-0.026cm" fo:margin-top="0.295cm" fo:margin-bottom="0cm" style:contextual-spacing="false" fo:text-indent="0cm" style:auto-text-indent="false" style:punctuation-wrap="simple">
        <style:tab-stops/>
      </style:paragraph-properties>
      <style:text-properties style:font-name="標楷體" fo:font-size="11pt" fo:letter-spacing="0.016cm" style:font-name-asian="標楷體" style:font-size-asian="11pt" style:font-size-complex="11pt"/>
    </style:style>
    <style:style style:name="P47" style:family="paragraph" style:parent-style-name="Table_20_Paragraph">
      <style:paragraph-properties fo:margin-left="0.049cm" fo:margin-right="-0.026cm" fo:margin-top="0.185cm" fo:margin-bottom="0cm" style:contextual-spacing="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48" style:family="paragraph" style:parent-style-name="Table_20_Paragraph">
      <style:paragraph-properties fo:margin-left="0.028cm" fo:margin-right="-0.026cm" fo:text-indent="0cm" style:auto-text-indent="false" style:punctuation-wrap="simple">
        <style:tab-stops/>
      </style:paragraph-properties>
      <style:text-properties style:font-name="標楷體" fo:font-size="11pt" fo:letter-spacing="0.053cm" style:font-name-asian="標楷體" style:font-size-asian="11pt" style:font-size-complex="11pt"/>
    </style:style>
    <style:style style:name="P49" style:family="paragraph" style:parent-style-name="Table_20_Paragraph">
      <style:paragraph-properties fo:margin-left="0.385cm" fo:margin-right="0cm" fo:margin-top="0.233cm" fo:margin-bottom="0cm" style:contextual-spacing="false" fo:text-align="justify" style:justify-single-word="false" fo:text-indent="0cm" style:auto-text-indent="false" style:punctuation-wrap="simple">
        <style:tab-stops/>
      </style:paragraph-properties>
      <style:text-properties style:font-name="標楷體" fo:font-size="10pt" style:font-name-asian="標楷體" style:font-size-asian="10pt" style:font-size-complex="10pt"/>
    </style:style>
    <style:style style:name="P50" style:family="paragraph" style:parent-style-name="Table_20_Paragraph">
      <style:paragraph-properties style:punctuation-wrap="simple"/>
      <style:text-properties style:font-name="標楷體" fo:font-size="7.5pt" style:font-name-asian="標楷體" style:font-size-asian="7.5pt" style:font-size-complex="7.5pt"/>
    </style:style>
    <style:style style:name="P51" style:family="paragraph" style:parent-style-name="Table_20_Paragraph">
      <style:paragraph-properties fo:margin-top="0.005cm" fo:margin-bottom="0cm" style:contextual-spacing="false" style:punctuation-wrap="simple"/>
      <style:text-properties style:font-name="標楷體" fo:font-size="13.5pt" style:font-name-asian="標楷體" style:font-size-asian="13.5pt" style:font-size-complex="13.5pt"/>
    </style:style>
    <style:style style:name="P52" style:family="paragraph" style:parent-style-name="Table_20_Paragraph">
      <style:text-properties style:font-name="標楷體" style:font-name-asian="標楷體"/>
    </style:style>
    <style:style style:name="P53" style:family="paragraph" style:parent-style-name="Table_20_Paragraph">
      <style:paragraph-properties fo:text-align="center" style:justify-single-word="false"/>
      <style:text-properties style:font-name="標楷體" style:font-name-asian="標楷體"/>
    </style:style>
    <style:style style:name="P54" style:family="paragraph" style:parent-style-name="Table_20_Paragraph">
      <style:paragraph-properties fo:text-align="justify" style:justify-single-word="false" style:punctuation-wrap="simple"/>
      <style:text-properties style:font-name="標楷體" officeooo:paragraph-rsid="00625c65" style:font-name-asian="標楷體"/>
    </style:style>
    <style:style style:name="P55" style:family="paragraph" style:parent-style-name="Table_20_Paragraph">
      <style:paragraph-properties fo:text-align="justify" style:justify-single-word="false" style:punctuation-wrap="simple"/>
      <style:text-properties style:font-name="標楷體" style:font-name-asian="標楷體"/>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name-asian="新細明體"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fo:letter-spacing="-0.048cm" style:font-size-asian="11pt" style:font-size-complex="11pt"/>
    </style:style>
    <style:style style:name="T7" style:family="text">
      <style:text-properties fo:font-size="11pt" fo:letter-spacing="-0.039cm" style:font-size-asian="11pt" style:font-size-complex="11pt"/>
    </style:style>
    <style:style style:name="T8" style:family="text">
      <style:text-properties fo:font-size="11pt" fo:letter-spacing="-0.025cm" style:font-size-asian="11pt" style:font-size-complex="11pt"/>
    </style:style>
    <style:style style:name="T9" style:family="text">
      <style:text-properties fo:font-size="11pt" fo:letter-spacing="-0.025cm" style:font-size-asian="11pt" style:font-name-complex="Times New Roman" style:font-size-complex="11pt"/>
    </style:style>
    <style:style style:name="T10" style:family="text">
      <style:text-properties fo:font-size="11pt" fo:letter-spacing="-0.035cm" style:font-size-asian="11pt" style:font-size-complex="11pt"/>
    </style:style>
    <style:style style:name="T11" style:family="text">
      <style:text-properties fo:font-size="11pt" fo:letter-spacing="-0.021cm" style:font-size-asian="11pt" style:font-name-complex="Times New Roman" style:font-size-complex="11pt"/>
    </style:style>
    <style:style style:name="T12" style:family="text">
      <style:text-properties fo:font-size="11pt" fo:letter-spacing="-0.044cm" style:font-size-asian="11pt" style:font-size-complex="11pt"/>
    </style:style>
    <style:style style:name="T13" style:family="text">
      <style:text-properties style:font-name="標楷體" fo:font-size="11pt" style:font-name-asian="標楷體" style:font-size-asian="11pt" style:font-size-complex="11pt"/>
    </style:style>
    <style:style style:name="T14" style:family="text">
      <style:text-properties style:font-name="標楷體" fo:font-size="11pt" style:font-name-asian="標楷體" style:font-size-asian="11pt" style:font-name-complex="Times New Roman" style:font-size-complex="11pt"/>
    </style:style>
    <style:style style:name="T15" style:family="text">
      <style:text-properties style:font-name="標楷體" fo:font-size="11pt" fo:letter-spacing="-0.048cm" style:font-name-asian="標楷體" style:font-size-asian="11pt" style:font-size-complex="11pt"/>
    </style:style>
    <style:style style:name="T16" style:family="text">
      <style:text-properties style:font-name="標楷體" fo:font-size="11pt" fo:letter-spacing="-0.025cm" style:font-name-asian="標楷體" style:font-size-asian="11pt" style:font-size-complex="11pt"/>
    </style:style>
    <style:style style:name="T17" style:family="text">
      <style:text-properties style:font-name="標楷體" fo:font-size="11pt" fo:letter-spacing="-0.025cm" style:font-name-asian="標楷體" style:font-size-asian="11pt" style:font-name-complex="Times New Roman" style:font-size-complex="11pt"/>
    </style:style>
    <style:style style:name="T18" style:family="text">
      <style:text-properties style:font-name="標楷體" fo:font-size="11pt" fo:letter-spacing="-0.035cm" style:font-name-asian="標楷體" style:font-size-asian="11pt" style:font-size-complex="11pt"/>
    </style:style>
    <style:style style:name="T19" style:family="text">
      <style:text-properties style:font-name="標楷體" fo:font-size="11pt" fo:letter-spacing="-0.039cm" style:font-name-asian="標楷體" style:font-size-asian="11pt" style:font-size-complex="11pt"/>
    </style:style>
    <style:style style:name="T20" style:family="text">
      <style:text-properties style:font-name="標楷體" fo:font-size="11pt" fo:letter-spacing="-0.021cm" style:font-name-asian="標楷體" style:font-size-asian="11pt" style:font-name-complex="Times New Roman" style:font-size-complex="11pt"/>
    </style:style>
    <style:style style:name="T21" style:family="text">
      <style:text-properties style:font-name="標楷體" fo:font-size="11pt" fo:letter-spacing="-0.044cm" style:font-name-asian="標楷體" style:font-size-asian="11pt" style:font-size-complex="11pt"/>
    </style:style>
    <style:style style:name="T22" style:family="text">
      <style:text-properties style:font-name="標楷體" fo:font-size="11pt" fo:letter-spacing="-0.037cm" style:font-name-asian="標楷體" style:font-size-asian="11pt" style:font-name-complex="Times New Roman" style:font-size-complex="11pt"/>
    </style:style>
    <style:style style:name="T23" style:family="text">
      <style:text-properties style:font-name="標楷體" fo:font-size="11pt" fo:letter-spacing="-0.072cm" style:font-name-asian="標楷體" style:font-size-asian="11pt" style:font-size-complex="11pt"/>
    </style:style>
    <style:style style:name="T24" style:family="text">
      <style:text-properties style:letter-kerning="false"/>
    </style:style>
    <style:style style:name="T25" style:family="text">
      <style:text-properties style:letter-kerning="false" style:font-name-complex="標楷體"/>
    </style:style>
    <style:style style:name="T26" style:family="text">
      <style:text-properties officeooo:rsid="0046f6cf" style:letter-kerning="false"/>
    </style:style>
    <style:style style:name="T27" style:family="text">
      <style:text-properties officeooo:rsid="00498c5a" style:letter-kerning="false"/>
    </style:style>
    <style:style style:name="T28" style:family="text">
      <style:text-properties officeooo:rsid="004f75ea" style:letter-kerning="false"/>
    </style:style>
    <style:style style:name="T29" style:family="text">
      <style:text-properties fo:color="#000000" loext:opacity="100%" fo:font-size="9.5pt" style:font-size-asian="9.5pt"/>
    </style:style>
    <style:style style:name="T30" style:family="text">
      <style:text-properties fo:color="#000000" loext:opacity="100%" fo:font-size="9.5pt" officeooo:rsid="00485404" style:font-size-asian="9.5pt"/>
    </style:style>
    <style:style style:name="T31" style:family="text">
      <style:text-properties fo:color="#000000" loext:opacity="100%" fo:font-size="9.5pt" officeooo:rsid="00515b50" style:font-size-asian="9.5pt"/>
    </style:style>
    <style:style style:name="T32" style:family="text">
      <style:text-properties style:font-name="標楷體" fo:font-size="11pt" style:font-name-asian="標楷體" style:font-size-asian="11pt" style:font-size-complex="11pt"/>
    </style:style>
    <style:style style:name="T33" style:family="text">
      <style:text-properties style:font-name="標楷體" fo:font-size="11pt" style:font-name-asian="標楷體" style:font-size-asian="11pt" style:font-name-complex="Times New Roman" style:font-size-complex="11pt"/>
    </style:style>
    <style:style style:name="T34" style:family="text">
      <style:text-properties style:font-name="標楷體" fo:font-size="11pt" fo:letter-spacing="-0.048cm" style:font-name-asian="標楷體" style:font-size-asian="11pt" style:font-size-complex="11pt"/>
    </style:style>
    <style:style style:name="T35" style:family="text">
      <style:text-properties style:font-name="標楷體" fo:font-size="11pt" fo:letter-spacing="-0.025cm" style:font-name-asian="標楷體" style:font-size-asian="11pt" style:font-size-complex="11pt"/>
    </style:style>
    <style:style style:name="T36" style:family="text">
      <style:text-properties style:font-name="標楷體" fo:font-size="11pt" fo:letter-spacing="-0.025cm" style:font-name-asian="標楷體" style:font-size-asian="11pt" style:font-name-complex="Times New Roman" style:font-size-complex="11pt"/>
    </style:style>
    <style:style style:name="T37" style:family="text">
      <style:text-properties style:font-name="標楷體" fo:font-size="11pt" fo:letter-spacing="-0.035cm" style:font-name-asian="標楷體" style:font-size-asian="11pt" style:font-size-complex="11pt"/>
    </style:style>
    <style:style style:name="T38" style:family="text">
      <style:text-properties style:font-name="標楷體" fo:font-size="11pt" fo:letter-spacing="-0.039cm" style:font-name-asian="標楷體" style:font-size-asian="11pt" style:font-size-complex="11pt"/>
    </style:style>
    <style:style style:name="T39" style:family="text">
      <style:text-properties style:font-name="標楷體" fo:font-size="11pt" fo:letter-spacing="-0.021cm" style:font-name-asian="標楷體" style:font-size-asian="11pt" style:font-name-complex="Times New Roman" style:font-size-complex="11pt"/>
    </style:style>
    <style:style style:name="T40" style:family="text">
      <style:text-properties style:font-name="標楷體" fo:font-size="11pt" fo:letter-spacing="-0.044cm" style:font-name-asian="標楷體" style:font-size-asian="11pt" style:font-size-complex="11pt"/>
    </style:style>
    <style:style style:name="T41" style:family="text">
      <style:text-properties fo:font-variant="normal" fo:text-transform="none" fo:color="#242424" loext:opacity="100%" style:font-name="apple-system" fo:font-size="10.5pt" fo:letter-spacing="normal" fo:font-style="normal" fo:font-weight="normal"/>
    </style:style>
    <style:style style:name="T42" style:family="text">
      <style:text-properties fo:font-variant="normal" fo:text-transform="none" fo:color="#242424" loext:opacity="100%" style:font-name="apple-system" fo:font-size="10.5pt" fo:letter-spacing="normal" fo:font-style="normal" fo:font-weight="normal" style:font-name-asian="標楷體" style:font-size-asian="11pt" style:font-name-complex="Times New Roman" style:font-size-complex="11pt"/>
    </style:style>
    <style:style style:name="T43" style:family="text">
      <style:text-properties fo:font-variant="normal" fo:text-transform="none" fo:color="#242424" loext:opacity="100%" fo:font-size="10.5pt" fo:letter-spacing="normal" fo:font-style="normal" fo:font-weight="normal"/>
    </style:style>
    <style:style style:name="T44" style:family="text">
      <style:text-properties fo:font-variant="normal" fo:text-transform="none" fo:color="#242424" loext:opacity="100%" fo:font-size="10.5pt" fo:letter-spacing="normal" fo:font-style="normal" fo:font-weight="normal" style:font-size-asian="11pt" style:font-name-complex="Times New Roman"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2">附件十一、出流管制計畫施工督導查核紀錄</text:h>
      <text:p text:style-name="P12">查核日期：<text:tab/>年<text:tab/>月</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row table:style-name="表格1.1">
          <table:table-cell table:style-name="表格1.A1" table:number-rows-spanned="4" office:value-type="string">
            <text:p text:style-name="P30">出流管制計畫書</text:p>
          </table:table-cell>
          <table:table-cell table:style-name="表格1.B1" office:value-type="string">
            <text:p text:style-name="P31">計</text:p>
          </table:table-cell>
          <table:table-cell table:style-name="表格1.C1" office:value-type="string">
            <text:p text:style-name="P34">畫</text:p>
          </table:table-cell>
          <table:table-cell table:style-name="表格1.C1" office:value-type="string">
            <text:p text:style-name="P34">名</text:p>
          </table:table-cell>
          <table:table-cell table:style-name="表格1.E1" office:value-type="string">
            <text:p text:style-name="P35">稱</text:p>
          </table:table-cell>
          <table:table-cell table:style-name="表格1.F1" office:value-type="string">
            <text:p text:style-name="P38">:OFP_Name</text:p>
          </table:table-cell>
          <table:table-cell table:style-name="表格1.G1" table:number-columns-spanned="2" office:value-type="string">
            <text:p text:style-name="P49">案號</text:p>
          </table:table-cell>
          <table:covered-table-cell/>
          <table:table-cell table:style-name="表格1.I1" office:value-type="string">
            <text:p text:style-name="P38">:OFP_No</text:p>
          </table:table-cell>
        </table:table-row>
        <table:table-row table:style-name="表格1.2">
          <table:covered-table-cell table:style-name="表格1.A1"/>
          <table:table-cell table:style-name="表格1.B2" table:number-columns-spanned="4" office:value-type="string">
            <text:p text:style-name="P42">核 定日期 文 號</text:p>
          </table:table-cell>
          <table:covered-table-cell/>
          <table:covered-table-cell/>
          <table:covered-table-cell/>
          <table:table-cell table:style-name="表格1.F2" table:number-columns-spanned="4" office:value-type="string">
            <text:p text:style-name="P54"><text:span text:style-name="T44">:</text:span><text:span text:style-name="T43">Approved_No </text:span><text:span text:style-name="T5"><text:s/></text:span></text:p>
          </table:table-cell>
          <table:covered-table-cell/>
          <table:covered-table-cell/>
          <table:covered-table-cell/>
        </table:table-row>
        <table:table-row table:style-name="表格1.1">
          <table:covered-table-cell table:style-name="表格1.A1"/>
          <table:table-cell table:style-name="表格1.B3" office:value-type="string">
            <text:p text:style-name="P31">開</text:p>
          </table:table-cell>
          <table:table-cell table:style-name="表格1.C3" office:value-type="string">
            <text:p text:style-name="P34">工</text:p>
          </table:table-cell>
          <table:table-cell table:style-name="表格1.D3" office:value-type="string">
            <text:p text:style-name="P34">日</text:p>
          </table:table-cell>
          <table:table-cell table:style-name="表格1.E3" office:value-type="string">
            <text:p text:style-name="P35">期</text:p>
          </table:table-cell>
          <table:table-cell table:style-name="表格1.F2" table:number-columns-spanned="4" office:value-type="string">
            <text:p text:style-name="P55"><text:span text:style-name="T5">:</text:span><text:span text:style-name="T43">EN_ST_Date</text:span> </text:p>
          </table:table-cell>
          <table:covered-table-cell/>
          <table:covered-table-cell/>
          <table:covered-table-cell/>
        </table:table-row>
        <table:table-row table:style-name="表格1.2">
          <table:covered-table-cell table:style-name="表格1.A1"/>
          <table:table-cell table:style-name="表格1.B4" table:number-columns-spanned="4" office:value-type="string">
            <text:p text:style-name="P42">核 定完工 日 期</text:p>
          </table:table-cell>
          <table:covered-table-cell/>
          <table:covered-table-cell/>
          <table:covered-table-cell/>
          <table:table-cell table:style-name="表格1.F2" table:number-columns-spanned="4" office:value-type="string">
            <text:p text:style-name="P55"><text:span text:style-name="T5">:</text:span><text:span text:style-name="T43">Approved_Date</text:span> </text:p>
          </table:table-cell>
          <table:covered-table-cell/>
          <table:covered-table-cell/>
          <table:covered-table-cell/>
        </table:table-row>
        <table:table-row table:style-name="表格1.5">
          <table:table-cell table:style-name="表格1.A7" table:number-rows-spanned="3" office:value-type="string">
            <text:p text:style-name="P36">義務人</text:p>
          </table:table-cell>
          <table:table-cell table:style-name="表格1.B5" table:number-columns-spanned="4" office:value-type="string">
            <text:p text:style-name="P45">姓 名 或 名 稱</text:p>
          </table:table-cell>
          <table:covered-table-cell/>
          <table:covered-table-cell/>
          <table:covered-table-cell/>
          <table:table-cell table:style-name="表格1.F2" table:number-columns-spanned="4" office:value-type="string">
            <text:p text:style-name="P38">:Payer</text:p>
          </table:table-cell>
          <table:covered-table-cell/>
          <table:covered-table-cell/>
          <table:covered-table-cell/>
        </table:table-row>
        <table:table-row table:style-name="表格1.6">
          <table:covered-table-cell table:style-name="表格1.A7"/>
          <table:table-cell table:style-name="表格1.B6" table:number-columns-spanned="4" office:value-type="string">
            <text:p text:style-name="P15"><text:span text:style-name="預設段落字型"><text:span text:style-name="T13">身<text:tab/>分<text:tab/>證<text:tab/></text:span></text:span><text:span text:style-name="預設段落字型"><text:span text:style-name="T16">或</text:span></text:span><text:span text:style-name="預設段落字型"><text:span text:style-name="T18">營利事業統一</text:span></text:span><text:span text:style-name="預設段落字型"><text:span text:style-name="T19">編</text:span></text:span><text:span text:style-name="預設段落字型"><text:span text:style-name="T13">號</text:span></text:span></text:p>
          </table:table-cell>
          <table:covered-table-cell/>
          <table:covered-table-cell/>
          <table:covered-table-cell/>
          <table:table-cell table:style-name="表格1.F2" table:number-columns-spanned="4" office:value-type="string">
            <text:p text:style-name="P38">:PA_Num</text:p>
          </table:table-cell>
          <table:covered-table-cell/>
          <table:covered-table-cell/>
          <table:covered-table-cell/>
        </table:table-row>
        <table:table-row table:style-name="表格1.7">
          <table:covered-table-cell table:style-name="表格1.A7"/>
          <table:table-cell table:style-name="表格1.B7" table:number-columns-spanned="4" office:value-type="string">
            <text:p text:style-name="P46">住居所或營業所</text:p>
          </table:table-cell>
          <table:covered-table-cell/>
          <table:covered-table-cell/>
          <table:covered-table-cell/>
          <table:table-cell table:style-name="表格1.F2" table:number-columns-spanned="4" office:value-type="string">
            <text:p text:style-name="P38">:PA_address</text:p>
          </table:table-cell>
          <table:covered-table-cell/>
          <table:covered-table-cell/>
          <table:covered-table-cell/>
        </table:table-row>
        <table:table-row table:style-name="表格1.8">
          <table:table-cell table:style-name="表格1.A12" table:number-rows-spanned="5" office:value-type="string">
            <text:p text:style-name="P32">承辦監造技師</text:p>
          </table:table-cell>
          <table:table-cell table:style-name="表格1.B8" table:number-columns-spanned="4" office:value-type="string">
            <text:p text:style-name="P16"><text:span text:style-name="預設段落字型"><text:span text:style-name="T13">姓<text:tab/></text:span></text:span><text:span text:style-name="預設段落字型"><text:span text:style-name="T16">名</text:span></text:span></text:p>
          </table:table-cell>
          <table:covered-table-cell/>
          <table:covered-table-cell/>
          <table:covered-table-cell/>
          <table:table-cell table:style-name="表格1.F2" table:number-columns-spanned="4" office:value-type="string">
            <text:p text:style-name="P38">:EngineerName</text:p>
          </table:table-cell>
          <table:covered-table-cell/>
          <table:covered-table-cell/>
          <table:covered-table-cell/>
        </table:table-row>
        <table:table-row table:style-name="表格1.9">
          <table:covered-table-cell table:style-name="表格1.A12"/>
          <table:table-cell table:style-name="表格1.B9" table:number-columns-spanned="4" office:value-type="string">
            <text:p text:style-name="P43">執 業機構 名 稱</text:p>
          </table:table-cell>
          <table:covered-table-cell/>
          <table:covered-table-cell/>
          <table:covered-table-cell/>
          <table:table-cell table:style-name="表格1.F2" table:number-columns-spanned="4" office:value-type="string">
            <text:p text:style-name="P38">:PracticeUnits</text:p>
          </table:table-cell>
          <table:covered-table-cell/>
          <table:covered-table-cell/>
          <table:covered-table-cell/>
        </table:table-row>
        <table:table-row table:style-name="表格1.10">
          <table:covered-table-cell table:style-name="表格1.A12"/>
          <table:table-cell table:style-name="表格1.B10" table:number-columns-spanned="4" office:value-type="string">
            <text:p text:style-name="P44">執 業執照 字 號</text:p>
          </table:table-cell>
          <table:covered-table-cell/>
          <table:covered-table-cell/>
          <table:covered-table-cell/>
          <table:table-cell table:style-name="表格1.F2" table:number-columns-spanned="4" office:value-type="string">
            <text:p text:style-name="P38">:PracticeLicense</text:p>
          </table:table-cell>
          <table:covered-table-cell/>
          <table:covered-table-cell/>
          <table:covered-table-cell/>
        </table:table-row>
        <table:table-row table:style-name="表格1.10">
          <table:covered-table-cell table:style-name="表格1.A12"/>
          <table:table-cell table:style-name="表格1.B11" table:number-columns-spanned="4" office:value-type="string">
            <text:p text:style-name="P47">營利事業統一編號</text:p>
          </table:table-cell>
          <table:covered-table-cell/>
          <table:covered-table-cell/>
          <table:covered-table-cell/>
          <table:table-cell table:style-name="表格1.F2" table:number-columns-spanned="4" office:value-type="string">
            <text:p text:style-name="P38">:GUI</text:p>
          </table:table-cell>
          <table:covered-table-cell/>
          <table:covered-table-cell/>
          <table:covered-table-cell/>
        </table:table-row>
        <table:table-row table:style-name="表格1.10">
          <table:covered-table-cell table:style-name="表格1.A12"/>
          <table:table-cell table:style-name="表格1.B12" table:number-columns-spanned="4" office:value-type="string">
            <text:p text:style-name="P17"><text:span text:style-name="預設段落字型"><text:span text:style-name="T13">電<text:tab/></text:span></text:span><text:span text:style-name="預設段落字型"><text:span text:style-name="T16">話</text:span></text:span></text:p>
          </table:table-cell>
          <table:covered-table-cell/>
          <table:covered-table-cell/>
          <table:covered-table-cell/>
          <table:table-cell table:style-name="表格1.F2" table:number-columns-spanned="4" office:value-type="string">
            <text:p text:style-name="P38">:Tel</text:p>
          </table:table-cell>
          <table:covered-table-cell/>
          <table:covered-table-cell/>
          <table:covered-table-cell/>
        </table:table-row>
        <table:table-row table:style-name="表格1.13">
          <table:table-cell table:style-name="表格1.A13" table:number-columns-spanned="5" office:value-type="string">
            <text:p text:style-name="P50"/>
            <text:p text:style-name="P48">出流管制計畫位置</text:p>
          </table:table-cell>
          <table:covered-table-cell/>
          <table:covered-table-cell/>
          <table:covered-table-cell/>
          <table:covered-table-cell/>
          <table:table-cell table:style-name="表格1.F2" table:number-columns-spanned="4" office:value-type="string">
            <text:p text:style-name="P38">:OFP_Location</text:p>
          </table:table-cell>
          <table:covered-table-cell/>
          <table:covered-table-cell/>
          <table:covered-table-cell/>
        </table:table-row>
        <table:table-row table:style-name="表格1.14">
          <table:table-cell table:style-name="表格1.A14" table:number-columns-spanned="5" office:value-type="string">
            <text:p text:style-name="P51"/>
            <text:p text:style-name="P33">一、檢查項目</text:p>
          </table:table-cell>
          <table:covered-table-cell/>
          <table:covered-table-cell/>
          <table:covered-table-cell/>
          <table:covered-table-cell/>
          <table:table-cell table:style-name="表格1.F14" table:number-columns-spanned="2" office:value-type="string">
            <text:p text:style-name="P52"/>
            <text:p text:style-name="P53">目<text:span text:style-name="T4">前執行情形</text:span></text:p>
          </table:table-cell>
          <table:covered-table-cell/>
          <table:table-cell table:style-name="表格1.H14" table:number-columns-spanned="2" office:value-type="string">
            <text:p text:style-name="P51"/>
            <text:p text:style-name="P37">備註</text:p>
          </table:table-cell>
          <table:covered-table-cell/>
        </table:table-row>
        <table:table-row table:style-name="表格1.15">
          <table:table-cell table:style-name="表格1.A15" table:number-columns-spanned="5" office:value-type="string">
            <text:p text:style-name="P3"><text:span text:style-name="預設段落字型"><text:span text:style-name="T14">(</text:span></text:span><text:span text:style-name="預設段落字型"><text:span text:style-name="T13">一</text:span></text:span><text:span text:style-name="預設段落字型"><text:span text:style-name="T14">)</text:span></text:span><text:span text:style-name="預設段落字型"><text:span text:style-name="T13">施工臨時防災措施</text:span></text:span></text:p>
          </table:table-cell>
          <table:covered-table-cell/>
          <table:covered-table-cell/>
          <table:covered-table-cell/>
          <table:covered-table-cell/>
          <table:table-cell table:style-name="表格1.F15" table:number-columns-spanned="2" office:value-type="string">
            <text:p text:style-name="P39"/>
          </table:table-cell>
          <table:covered-table-cell/>
          <table:table-cell table:style-name="表格1.H15" table:number-columns-spanned="2" office:value-type="string">
            <text:p text:style-name="P40"/>
          </table:table-cell>
          <table:covered-table-cell/>
        </table:table-row>
        <table:table-row table:style-name="表格1.16">
          <table:table-cell table:style-name="表格1.A16" table:number-columns-spanned="5" office:value-type="string">
            <text:p text:style-name="P4"><text:span text:style-name="預設段落字型"><text:span text:style-name="T14">1.</text:span></text:span><text:span text:style-name="預設段落字型"><text:span text:style-name="T13">導排水設施</text:span></text:span></text:p>
          </table:table-cell>
          <table:covered-table-cell/>
          <table:covered-table-cell/>
          <table:covered-table-cell/>
          <table:covered-table-cell/>
          <table:table-cell table:style-name="表格1.F16" table:number-columns-spanned="2" office:value-type="string">
            <text:p text:style-name="P41"><text:span text:style-name="T24">:</text:span><text:span text:style-name="T29">Implementation_Situation</text:span><text:span text:style-name="T30">0</text:span></text:p>
          </table:table-cell>
          <table:covered-table-cell/>
          <table:table-cell table:style-name="表格1.H16" table:number-columns-spanned="2" office:value-type="string">
            <text:p text:style-name="P40"><text:span text:style-name="T24">:N</text:span><text:span text:style-name="T26">ote</text:span><text:span text:style-name="T27">0</text:span></text:p>
          </table:table-cell>
          <table:covered-table-cell/>
        </table:table-row>
        <table:table-row table:style-name="表格1.17">
          <table:table-cell table:style-name="表格1.A17" table:number-columns-spanned="5" office:value-type="string">
            <text:p text:style-name="P5"><text:span text:style-name="預設段落字型"><text:span text:style-name="T14">2 </text:span></text:span><text:span text:style-name="預設段落字型"><text:span text:style-name="T13">土方暫置</text:span></text:span></text:p>
          </table:table-cell>
          <table:covered-table-cell/>
          <table:covered-table-cell/>
          <table:covered-table-cell/>
          <table:covered-table-cell/>
          <table:table-cell table:style-name="表格1.F17" table:number-columns-spanned="2" office:value-type="string">
            <text:p text:style-name="P41"><text:span text:style-name="T24">:</text:span><text:span text:style-name="T29">Implementation_Situation</text:span><text:span text:style-name="T30">1</text:span></text:p>
          </table:table-cell>
          <table:covered-table-cell/>
          <table:table-cell table:style-name="表格1.H17" table:number-columns-spanned="2" office:value-type="string">
            <text:p text:style-name="P40"><text:span text:style-name="T24">:N</text:span><text:span text:style-name="T26">ote</text:span><text:span text:style-name="T27">1</text:span></text:p>
          </table:table-cell>
          <table:covered-table-cell/>
        </table:table-row>
        <table:table-row table:style-name="表格1.18">
          <table:table-cell table:style-name="表格1.A18" table:number-columns-spanned="5" office:value-type="string">
            <text:p text:style-name="P5"><text:span text:style-name="預設段落字型"><text:span text:style-name="T14">3.</text:span></text:span><text:span text:style-name="預設段落字型"><text:span text:style-name="T13">其他</text:span></text:span></text:p>
          </table:table-cell>
          <table:covered-table-cell/>
          <table:covered-table-cell/>
          <table:covered-table-cell/>
          <table:covered-table-cell/>
          <table:table-cell table:style-name="表格1.F18" table:number-columns-spanned="2" office:value-type="string">
            <text:p text:style-name="P41"><text:span text:style-name="T24">:</text:span><text:span text:style-name="T29">Implementation_Situation</text:span><text:span text:style-name="T30">2</text:span></text:p>
          </table:table-cell>
          <table:covered-table-cell/>
          <table:table-cell table:style-name="表格1.H18" table:number-columns-spanned="2" office:value-type="string">
            <text:p text:style-name="P40"><text:span text:style-name="T24">:N</text:span><text:span text:style-name="T26">ote</text:span><text:span text:style-name="T27">2</text:span></text:p>
          </table:table-cell>
          <table:covered-table-cell/>
        </table:table-row>
        <table:table-row table:style-name="表格1.15">
          <table:table-cell table:style-name="表格1.A19" table:number-columns-spanned="5" office:value-type="string">
            <text:p text:style-name="P3"><text:span text:style-name="預設段落字型"><text:span text:style-name="T14">(</text:span></text:span><text:span text:style-name="預設段落字型"><text:span text:style-name="T13">二</text:span></text:span><text:span text:style-name="預設段落字型"><text:span text:style-name="T14">)</text:span></text:span><text:span text:style-name="預設段落字型"><text:span text:style-name="T13">出流管制設施</text:span></text:span></text:p>
          </table:table-cell>
          <table:covered-table-cell/>
          <table:covered-table-cell/>
          <table:covered-table-cell/>
          <table:covered-table-cell/>
          <table:table-cell table:style-name="表格1.F19" table:number-columns-spanned="2" office:value-type="string">
            <text:p text:style-name="P40"/>
          </table:table-cell>
          <table:covered-table-cell/>
          <table:table-cell table:style-name="表格1.H19" table:number-columns-spanned="2" office:value-type="string">
            <text:p text:style-name="P40"/>
          </table:table-cell>
          <table:covered-table-cell/>
        </table:table-row>
        <table:table-row table:style-name="表格1.20">
          <table:table-cell table:style-name="表格1.A20" table:number-columns-spanned="5" office:value-type="string">
            <text:p text:style-name="P6"><text:span text:style-name="預設段落字型"><text:span text:style-name="T14">1.</text:span></text:span><text:span text:style-name="預設段落字型"><text:span text:style-name="T13">排水設施</text:span></text:span></text:p>
          </table:table-cell>
          <table:covered-table-cell/>
          <table:covered-table-cell/>
          <table:covered-table-cell/>
          <table:covered-table-cell/>
          <table:table-cell table:style-name="表格1.F20" table:number-columns-spanned="2" office:value-type="string">
            <text:p text:style-name="P41"><text:span text:style-name="T24">:</text:span><text:span text:style-name="T29">Implementation_Situation</text:span><text:span text:style-name="T30">3</text:span></text:p>
          </table:table-cell>
          <table:covered-table-cell/>
          <table:table-cell table:style-name="表格1.H20" table:number-columns-spanned="2" office:value-type="string">
            <text:p text:style-name="P40"><text:span text:style-name="T24">:N</text:span><text:span text:style-name="T26">ote</text:span><text:span text:style-name="T27">3</text:span></text:p>
          </table:table-cell>
          <table:covered-table-cell/>
        </table:table-row>
        <table:table-row table:style-name="表格1.21">
          <table:table-cell table:style-name="表格1.A21" table:number-columns-spanned="5" office:value-type="string">
            <text:p text:style-name="P6"><text:span text:style-name="預設段落字型"><text:span text:style-name="T14">2.</text:span></text:span><text:span text:style-name="預設段落字型"><text:span text:style-name="T13">滯洪池設施</text:span></text:span></text:p>
          </table:table-cell>
          <table:covered-table-cell/>
          <table:covered-table-cell/>
          <table:covered-table-cell/>
          <table:covered-table-cell/>
          <table:table-cell table:style-name="表格1.F21" table:number-columns-spanned="2" office:value-type="string">
            <text:p text:style-name="P41"><text:span text:style-name="T24">:</text:span><text:span text:style-name="T29">Implementation_Situation</text:span><text:span text:style-name="T30">4</text:span></text:p>
          </table:table-cell>
          <table:covered-table-cell/>
          <table:table-cell table:style-name="表格1.H21" table:number-columns-spanned="2" office:value-type="string">
            <text:p text:style-name="P40"><text:span text:style-name="T24">:N</text:span><text:span text:style-name="T26">ote</text:span><text:span text:style-name="T27">4</text:span></text:p>
          </table:table-cell>
          <table:covered-table-cell/>
        </table:table-row>
        <table:table-row table:style-name="表格1.20">
          <table:table-cell table:style-name="表格1.A22" table:number-columns-spanned="5" office:value-type="string">
            <text:p text:style-name="P6"><text:span text:style-name="預設段落字型"><text:span text:style-name="T14">3.</text:span></text:span><text:span text:style-name="預設段落字型"><text:span text:style-name="T13">排水出流工設施</text:span></text:span></text:p>
          </table:table-cell>
          <table:covered-table-cell/>
          <table:covered-table-cell/>
          <table:covered-table-cell/>
          <table:covered-table-cell/>
          <table:table-cell table:style-name="表格1.F22" table:number-columns-spanned="2" office:value-type="string">
            <text:p text:style-name="P41"><text:span text:style-name="T24">:</text:span><text:span text:style-name="T29">Implementation_Situation</text:span><text:span text:style-name="T30">5</text:span></text:p>
          </table:table-cell>
          <table:covered-table-cell/>
          <table:table-cell table:style-name="表格1.H22" table:number-columns-spanned="2" office:value-type="string">
            <text:p text:style-name="P40"><text:span text:style-name="T24">:N</text:span><text:span text:style-name="T26">ote</text:span><text:span text:style-name="T27">5</text:span></text:p>
          </table:table-cell>
          <table:covered-table-cell/>
        </table:table-row>
        <table:table-row table:style-name="表格1.21">
          <table:table-cell table:style-name="表格1.A23" table:number-columns-spanned="5" office:value-type="string">
            <text:p text:style-name="P6"><text:span text:style-name="預設段落字型"><text:span text:style-name="T20">4.</text:span></text:span><text:span text:style-name="預設段落字型"><text:span text:style-name="T21">其他</text:span></text:span><text:span text:style-name="預設段落字型"><text:span text:style-name="T17">(</text:span></text:span><text:span text:style-name="預設段落字型"><text:span text:style-name="T15">含機械抽排設施</text:span></text:span><text:span text:style-name="預設段落字型"><text:span text:style-name="T14">)</text:span></text:span></text:p>
          </table:table-cell>
          <table:covered-table-cell/>
          <table:covered-table-cell/>
          <table:covered-table-cell/>
          <table:covered-table-cell/>
          <table:table-cell table:style-name="表格1.F23" table:number-columns-spanned="2" office:value-type="string">
            <text:p text:style-name="P41"><text:span text:style-name="T24">:</text:span><text:span text:style-name="T29">Implementation_Situation</text:span><text:span text:style-name="T30">6</text:span></text:p>
          </table:table-cell>
          <table:covered-table-cell/>
          <table:table-cell table:style-name="表格1.H23" table:number-columns-spanned="2" office:value-type="string">
            <text:p text:style-name="P40"><text:span text:style-name="T24">:N</text:span><text:span text:style-name="T26">ote</text:span><text:span text:style-name="T27">6</text:span></text:p>
          </table:table-cell>
          <table:covered-table-cell/>
        </table:table-row>
      </table:table>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text:span text:style-name="預設段落字型"><text:span text:style-name="T22">(</text:span></text:span><text:span text:style-name="預設段落字型"><text:span text:style-name="T23">三</text:span></text:span><text:span text:style-name="預設段落字型"><text:span text:style-name="T22">)</text:span></text:span><text:span text:style-name="預設段落字型"><text:span text:style-name="T23">義務人及承辦監造技師</text:span></text:span></text:p>
            <text:p text:style-name="P20">是否在場</text:p>
          </table:table-cell>
          <table:table-cell table:style-name="表格2.B1" office:value-type="string">
            <text:p text:style-name="P24"><text:span text:style-name="T24">:</text:span><text:span text:style-name="T29">Implementation_Situation</text:span><text:span text:style-name="T31">7</text:span></text:p>
          </table:table-cell>
          <table:table-cell table:style-name="表格2.C1" office:value-type="string">
            <text:p text:style-name="P25"><text:span text:style-name="T24">:N</text:span><text:span text:style-name="T26">ote</text:span><text:span text:style-name="T28">7</text:span></text:p>
          </table:table-cell>
        </table:table-row>
        <table:table-row table:style-name="表格2.2">
          <table:table-cell table:style-name="表格2.A1" office:value-type="string">
            <text:p text:style-name="P8"><text:span text:style-name="預設段落字型"><text:span text:style-name="T14">(</text:span></text:span><text:span text:style-name="預設段落字型"><text:span text:style-name="T13">四</text:span></text:span><text:span text:style-name="預設段落字型"><text:span text:style-name="T14">)</text:span></text:span><text:span text:style-name="預設段落字型"><text:span text:style-name="T13">是否備妥監造紀錄</text:span></text:span></text:p>
          </table:table-cell>
          <table:table-cell table:style-name="表格2.B1" office:value-type="string">
            <text:p text:style-name="P24"><text:span text:style-name="T24">:</text:span><text:span text:style-name="T29">Implementation_Situation</text:span><text:span text:style-name="T31">8</text:span></text:p>
          </table:table-cell>
          <table:table-cell table:style-name="表格2.C1" office:value-type="string">
            <text:p text:style-name="P25"><text:span text:style-name="T24">:N</text:span><text:span text:style-name="T26">ote</text:span><text:span text:style-name="T28">8</text:span></text:p>
          </table:table-cell>
        </table:table-row>
        <table:table-row table:style-name="表格2.3">
          <table:table-cell table:style-name="表格2.A1" office:value-type="string">
            <text:p text:style-name="P8"><text:span text:style-name="預設段落字型"><text:span text:style-name="T22">(</text:span></text:span><text:span text:style-name="預設段落字型"><text:span text:style-name="T23">五</text:span></text:span><text:span text:style-name="預設段落字型"><text:span text:style-name="T22">)</text:span></text:span><text:span text:style-name="預設段落字型"><text:span text:style-name="T23">災害搶救小組是否成立</text:span></text:span></text:p>
          </table:table-cell>
          <table:table-cell table:style-name="表格2.B1" office:value-type="string">
            <text:p text:style-name="P24"><text:span text:style-name="T24">:</text:span><text:span text:style-name="T29">Implementation_Situation</text:span><text:span text:style-name="T31">9</text:span></text:p>
          </table:table-cell>
          <table:table-cell table:style-name="表格2.C1" office:value-type="string">
            <text:p text:style-name="P25"><text:span text:style-name="T24">:N</text:span><text:span text:style-name="T26">ote</text:span><text:span text:style-name="T28">9</text:span></text:p>
          </table:table-cell>
        </table:table-row>
        <table:table-row table:style-name="表格2.4">
          <table:table-cell table:style-name="表格2.A4" table:number-columns-spanned="3" office:value-type="string">
            <text:p text:style-name="P21">二、施工與計畫書不符項目及改正期限</text:p>
            <text:p text:style-name="P21"/>
            <text:p text:style-name="P21"/>
            <text:p text:style-name="P21"/>
            <text:p text:style-name="P22">:Inconsistent_Item</text:p>
          </table:table-cell>
          <table:covered-table-cell/>
          <table:covered-table-cell/>
        </table:table-row>
        <table:table-row table:style-name="表格2.5">
          <table:table-cell table:style-name="表格2.A4" table:number-columns-spanned="3" office:value-type="string">
            <text:p text:style-name="P21">三、前次查核待改正項目及改正情形</text:p>
            <text:p text:style-name="P21"/>
            <text:p text:style-name="P21"/>
            <text:p text:style-name="P21"/>
            <text:p text:style-name="P21"><text:span text:style-name="T25">:C</text:span>orrect_Item</text:p>
          </table:table-cell>
          <table:covered-table-cell/>
          <table:covered-table-cell/>
        </table:table-row>
        <table:table-row table:style-name="表格2.6">
          <table:table-cell table:style-name="表格2.A6" table:number-columns-spanned="3" office:value-type="string">
            <text:p text:style-name="P23">四、其他注意事項</text:p>
            <text:p text:style-name="P23"/>
            <text:p text:style-name="P23"/>
            <text:p text:style-name="P23"/>
            <text:p text:style-name="P26">:Precautions</text:p>
          </table:table-cell>
          <table:covered-table-cell/>
          <table:covered-table-cell/>
        </table:table-row>
      </table:table>
      <text:p text:style-name="P18"/>
      <text:p text:style-name="P13">五、相關單位及人員簽名</text:p>
      <text:p text:style-name="P9"><text:span text:style-name="預設段落字型"><text:span text:style-name="T2">(</text:span></text:span><text:span text:style-name="預設段落字型"><text:span text:style-name="T4">一</text:span></text:span><text:span text:style-name="預設段落字型"><text:span text:style-name="T3">)</text:span></text:span><text:span text:style-name="預設段落字型"><text:span text:style-name="T4">查核單位及人員：</text:span></text:span></text:p>
      <text:p text:style-name="P10"><text:span text:style-name="預設段落字型"><text:span text:style-name="T2">(</text:span></text:span><text:span text:style-name="預設段落字型"><text:span text:style-name="T4">二</text:span></text:span><text:span text:style-name="預設段落字型"><text:span text:style-name="T3">)</text:span></text:span><text:span text:style-name="預設段落字型"><text:span text:style-name="T4">會同查核單位及人員：</text:span></text:span></text:p>
      <text:p text:style-name="P9"><text:span text:style-name="預設段落字型"><text:span text:style-name="T2">(</text:span></text:span><text:span text:style-name="預設段落字型"><text:span text:style-name="T4">三</text:span></text:span><text:span text:style-name="預設段落字型"><text:span text:style-name="T3">)</text:span></text:span><text:span text:style-name="預設段落字型"><text:span text:style-name="T4">承辦監造技師：</text:span></text:span></text:p>
      <text:p text:style-name="P11"><text:span text:style-name="預設段落字型"><text:span text:style-name="T2">(</text:span></text:span><text:span text:style-name="預設段落字型"><text:span text:style-name="T4">四</text:span></text:span><text:span text:style-name="預設段落字型"><text:span text:style-name="T3">)</text:span></text:span><text:span text:style-name="預設段落字型"><text:span text:style-name="T4">義務人：</text:span></text:span></text:p>
      <text:p text:style-name="P19"><text:span text:style-name="預設段落字型"><text:span text:style-name="T6">六、施工督導查核係屬行政監督查核，採抽檢方式，屬未抽驗、隱蔽或工程品質部分，應由義務人及承辦監造</text:span></text:span><text:span text:style-name="預設段落字型"><text:span text:style-name="T7">技師負責。</text:span></text:span></text:p>
      <text:p text:style-name="P14">七、承辦監造技師未能到場者，應以書面方式委任符合出流管制計畫書與規劃書審核監督及免辦認定辦法規定之技師代理之。</text:p>
      <text:h text:style-name="P28" text:outline-level="2"><text:bookmark text:name="附件十二、出流管制計畫變更差異對照表"/></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117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3:00Z</meta:creation-date>
    <dc:date>2022-09-16T11:18:26.499000000</dc:date>
    <meta:editing-cycles>41</meta:editing-cycles>
    <meta:editing-duration>PT3H34M49S</meta:editing-duration>
    <meta:document-statistic meta:table-count="2" meta:image-count="0" meta:object-count="0" meta:page-count="2" meta:paragraph-count="90" meta:word-count="480" meta:character-count="981" meta:non-whitespace-character-count="953"/>
    <meta:user-defined meta:name="Creator">Acrobat PDFMaker 11 Word 版</meta:user-defined>
    <meta:template xlink:type="simple" xlink:actuate="onRequest" xlink:title="" xlink:href="../no11.odt/Normal"/>
  </office:meta>
</office:document-meta>
</file>